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29cm" fo:min-width="2.77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56cm" fo:min-width="4.70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005cm" fo:min-width="1.864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274cm"/>
      <style:paragraph-properties style:writing-mode="lr-tb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03cm" fo:min-width="2.2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798cm" fo:min-width="5.723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3.005cm" fo:min-width="1.787cm"/>
      <style:paragraph-properties style:writing-mode="lr-tb"/>
    </style:style>
    <style:style style:name="gr10" style:family="graphic" style:parent-style-name="standard">
      <style:graphic-properties draw:stroke="none" draw:fill="none" fo:min-height="1.19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5.207cm" svg:height="2.667cm" svg:x="1cm" svg:y="10.779cm">
          <text:p text:style-name="P1">Selection of raw materials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3" draw:id="id3" draw:layer="layout" svg:width="5.207cm" svg:height="3.81cm" svg:x="8.57cm" svg:y="10.398cm">
          <text:p text:style-name="P1">Mixing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7" draw:id="id7" draw:layer="layout" svg:width="2.363cm" svg:height="5.207cm" svg:x="17.383cm" svg:y="9.636cm">
          <text:p text:style-name="P1">Product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1" draw:id="id1" draw:layer="layout" svg:width="5.207cm" svg:height="3.81cm" svg:x="8.57cm" svg:y="4.175cm">
          <text:p text:style-name="P1">Calculations 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2.363cm" svg:height="5.207cm" svg:x="17.51cm" svg:y="3.413cm">
          <text:p text:style-name="P1">Raw material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2" draw:layer="layout" svg:x1="8.57cm" svg:y1="6.08cm" svg:x2="4.255cm" svg:y2="10.779cm" draw:start-shape="id1" draw:start-glue-point="3" draw:end-shape="id2" draw:end-glue-point="4" svg:d="M8570 6080h-4315v4699" svg:viewBox="0 0 4316 4700">
          <text:p/>
        </draw:connector>
        <draw:frame draw:style-name="gr5" draw:text-style-name="P3" draw:layer="layout" svg:width="7.62cm" svg:height="1.524cm" svg:x="7.731cm" svg:y="1.889cm">
          <draw:text-box>
            <text:p>Creating a product </text:p>
          </draw:text-box>
        </draw:frame>
        <draw:frame draw:style-name="gr6" draw:text-style-name="P4" draw:layer="layout" svg:width="5.891cm" svg:height="0.963cm" svg:x="7.985cm" svg:y="16.293cm">
          <draw:text-box>
            <text:p>Retrieve a product </text:p>
          </draw:text-box>
        </draw:frame>
        <draw:custom-shape draw:style-name="gr1" draw:text-style-name="P1" xml:id="id8" draw:id="id8" draw:layer="layout" svg:width="5.207cm" svg:height="2.667cm" svg:x="1cm" svg:y="18.78cm">
          <text:p text:style-name="P1">Selection of products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2" draw:layer="layout" svg:x1="3.604cm" svg:y1="13.446cm" svg:x2="11.173cm" svg:y2="14.208cm" draw:start-shape="id2" draw:start-glue-point="8" draw:end-shape="id3" draw:end-glue-point="2" svg:d="M3604 13446v1263h7569v-501" svg:viewBox="0 0 7570 1264">
          <text:p/>
        </draw:connector>
        <draw:connector draw:style-name="gr4" draw:text-style-name="P2" draw:layer="layout" svg:x1="17.51cm" svg:y1="6.017cm" svg:x2="13.777cm" svg:y2="6.08cm" draw:start-shape="id4" draw:start-glue-point="6" draw:end-shape="id1" draw:end-glue-point="1" svg:d="M17510 6017h-2253v63h-1480" svg:viewBox="0 0 3734 64">
          <text:p/>
        </draw:connector>
        <draw:custom-shape draw:style-name="gr2" draw:text-style-name="P1" xml:id="id9" draw:id="id9" draw:layer="layout" svg:width="5.207cm" svg:height="3.81cm" svg:x="8.493cm" svg:y="18.399cm">
          <text:p text:style-name="P1">Interpret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5" draw:id="id5" draw:layer="layout" svg:width="2.363cm" svg:height="5.207cm" svg:x="17.51cm" svg:y="18.145cm">
          <text:p text:style-name="P1">Product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6" draw:id="id6" draw:layer="layout" svg:width="5.207cm" svg:height="3.81cm" svg:x="8.493cm" svg:y="23.987cm">
          <text:p text:style-name="P1">Sortin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svg:x1="18.692cm" svg:y1="23.352cm" svg:x2="13.7cm" svg:y2="25.892cm" draw:start-shape="id5" draw:start-glue-point="7" draw:end-shape="id6" draw:end-glue-point="1" svg:d="M18692 23352v2540h-4992" svg:viewBox="0 0 4993 2541">
          <text:p/>
        </draw:connector>
        <draw:custom-shape draw:style-name="gr1" draw:text-style-name="P1" xml:id="id10" draw:id="id10" draw:layer="layout" svg:width="5.207cm" svg:height="2.667cm" svg:x="1cm" svg:y="24.368cm">
          <text:p text:style-name="P1">Output products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2" draw:layer="layout" svg:x1="5.557cm" svg:y1="12.113cm" svg:x2="8.57cm" svg:y2="12.303cm" draw:start-shape="id2" draw:start-glue-point="6" draw:end-shape="id3" draw:end-glue-point="3" svg:d="M5557 12113h2336v190h677" svg:viewBox="0 0 3014 191">
          <text:p/>
        </draw:connector>
        <draw:connector draw:style-name="gr4" draw:text-style-name="P2" draw:layer="layout" svg:x1="13.777cm" svg:y1="12.303cm" svg:x2="17.383cm" svg:y2="12.24cm" draw:start-shape="id3" draw:start-glue-point="1" draw:end-shape="id7" draw:end-glue-point="6" svg:d="M13777 12303h1794v-63h1812" svg:viewBox="0 0 3607 64">
          <text:p/>
        </draw:connector>
        <draw:connector draw:style-name="gr4" draw:text-style-name="P2" draw:layer="layout" svg:x1="5.557cm" svg:y1="20.114cm" svg:x2="8.493cm" svg:y2="20.304cm" draw:start-shape="id8" draw:start-glue-point="6" draw:end-shape="id9" draw:end-glue-point="3" svg:d="M5557 20114h1963v190h973" svg:viewBox="0 0 2937 191">
          <text:p/>
        </draw:connector>
        <draw:connector draw:style-name="gr4" draw:text-style-name="P2" draw:layer="layout" svg:x1="8.493cm" svg:y1="25.892cm" svg:x2="5.557cm" svg:y2="25.702cm" draw:start-shape="id6" draw:start-glue-point="3" draw:end-shape="id10" draw:end-glue-point="6" svg:d="M8493 25892h-1143v-190h-1793" svg:viewBox="0 0 2937 191">
          <text:p/>
        </draw:connector>
        <draw:connector draw:style-name="gr4" draw:text-style-name="P2" draw:layer="layout" svg:x1="13.7cm" svg:y1="20.304cm" svg:x2="17.51cm" svg:y2="20.749cm" draw:start-shape="id9" draw:start-glue-point="1" draw:end-shape="id5" draw:end-glue-point="6" svg:d="M13700 20304h1896v445h1914" svg:viewBox="0 0 3811 446">
          <text:p/>
        </draw:connector>
      </draw:page>
      <draw:page draw:name="page2" draw:style-name="dp1" draw:master-page-name="Default">
        <draw:frame draw:style-name="gr6" draw:text-style-name="P4" draw:layer="layout" svg:width="5.679cm" svg:height="0.963cm" svg:x="7.731cm" svg:y="1.635cm">
          <draw:text-box>
            <text:p>Update a product</text:p>
          </draw:text-box>
        </draw:frame>
        <draw:custom-shape draw:style-name="gr7" draw:text-style-name="P1" xml:id="id11" draw:id="id11" draw:layer="layout" svg:width="4.318cm" svg:height="2.032cm" svg:x="1.508cm" svg:y="5.064cm">
          <text:p text:style-name="P1">Edit outpu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xml:id="id12" draw:id="id12" draw:layer="layout" svg:width="6.223cm" svg:height="3.048cm" svg:x="7.604cm" svg:y="4.683cm">
          <text:p text:style-name="P1">Validation </text:p>
          <draw:enhanced-geometry svg:viewBox="0 0 21600 21600" draw:type="rectangle" draw:enhanced-path="M 0 0 L 21600 0 21600 21600 0 21600 0 0 Z N"/>
        </draw:custom-shape>
        <draw:custom-shape draw:style-name="gr9" draw:text-style-name="P1" xml:id="id13" draw:id="id13" draw:layer="layout" svg:width="2.286cm" svg:height="5.207cm" svg:x="17.129cm" svg:y="3.921cm">
          <text:p text:style-name="P1">Product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2" draw:layer="layout" draw:type="line" svg:x1="5.287cm" svg:y1="6.08cm" svg:x2="7.604cm" svg:y2="6.207cm" draw:start-shape="id11" draw:start-glue-point="6" draw:end-shape="id12" draw:end-glue-point="3" svg:d="M5287 6080l2317 127" svg:viewBox="0 0 2318 128">
          <text:p/>
        </draw:connector>
        <draw:connector draw:style-name="gr4" draw:text-style-name="P2" draw:layer="layout" draw:type="line" svg:x1="13.827cm" svg:y1="6.207cm" svg:x2="17.129cm" svg:y2="6.525cm" draw:start-shape="id12" draw:start-glue-point="1" draw:end-shape="id13" draw:end-glue-point="6" svg:d="M13827 6207l3302 318" svg:viewBox="0 0 3303 319">
          <text:p/>
        </draw:connector>
        <draw:frame draw:style-name="gr10" draw:text-style-name="P4" draw:layer="layout" svg:width="7.445cm" svg:height="1.443cm" svg:x="8.16cm" svg:y="13.146cm">
          <draw:text-box>
            <text:p>Delete a product</text:p>
          </draw:text-box>
        </draw:frame>
        <draw:custom-shape draw:style-name="gr7" draw:text-style-name="P1" xml:id="id14" draw:id="id14" draw:layer="layout" svg:width="4.318cm" svg:height="2.032cm" svg:x="1.762cm" svg:y="17.51cm">
          <text:p text:style-name="P1">Select produc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xml:id="id15" draw:id="id15" draw:layer="layout" svg:width="6.223cm" svg:height="3.048cm" svg:x="7.858cm" svg:y="17.129cm">
          <text:p text:style-name="P1">Search </text:p>
          <draw:enhanced-geometry svg:viewBox="0 0 21600 21600" draw:type="rectangle" draw:enhanced-path="M 0 0 L 21600 0 21600 21600 0 21600 0 0 Z N"/>
        </draw:custom-shape>
        <draw:custom-shape draw:style-name="gr9" draw:text-style-name="P1" xml:id="id16" draw:id="id16" draw:layer="layout" svg:width="2.286cm" svg:height="5.207cm" svg:x="17.383cm" svg:y="16.367cm">
          <text:p text:style-name="P1">Product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2" draw:layer="layout" draw:type="line" svg:x1="5.541cm" svg:y1="18.526cm" svg:x2="7.858cm" svg:y2="18.653cm" draw:start-shape="id14" draw:start-glue-point="6" draw:end-shape="id15" draw:end-glue-point="3" svg:d="M5541 18526l2317 127" svg:viewBox="0 0 2318 128">
          <text:p/>
        </draw:connector>
        <draw:connector draw:style-name="gr4" draw:text-style-name="P2" draw:layer="layout" draw:type="line" svg:x1="14.081cm" svg:y1="18.653cm" svg:x2="17.383cm" svg:y2="18.971cm" draw:start-shape="id15" draw:start-glue-point="1" draw:end-shape="id16" draw:end-glue-point="6" svg:d="M14081 18653l3302 318" svg:viewBox="0 0 3303 31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8T14:46:18.243221458</meta:creation-date>
    <meta:generator>LibreOffice/6.4.7.2$Linux_X86_64 LibreOffice_project/40$Build-2</meta:generator>
    <dc:date>2021-07-28T21:36:00.845819376</dc:date>
    <meta:editing-duration>PT15M27S</meta:editing-duration>
    <meta:editing-cycles>3</meta:editing-cycles>
    <meta:document-statistic meta:object-count="33"/>
  </office:meta>
</office:document-meta>
</file>